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master-page-name="Standard">
      <style:paragraph-properties style:page-number="auto"/>
      <style:text-properties fo:font-weight="normal" style:font-weight-asian="normal" style:font-weight-complex="normal"/>
    </style:style>
    <style:style style:name="T1"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meente Enschede t.a.v. Solicitaties</text:p>
      <text:p text:style-name="P1">11 mei 2020 Enschede</text:p>
      <text:p text:style-name="Standard"><text:span text:style-name="T1">Betreft sollicitatie voor va</text:span>ca<text:span text:style-name="T1">ture naar ICT Beheerder</text:span></text:p>
      <text:p text:style-name="Standard"><text:span text:style-name="T1"/></text:p>
      <text:p text:style-name="Standard">Beste <text:span text:style-name="T1">meneer/mevrouw,</text:span></text:p>
      <text:p text:style-name="No_20_Spacing">Graag wil ik solliciteren voor de functie ICT Beheerder. </text:p>
      <text:p text:style-name="No_20_Spacing"/>
      <text:p text:style-name="No_20_Spacing">Wanneer ik <text:bookmark text:name="Bookmark"/>uw medewerkers of klanten help met ICT gerelateerde zaken, luister ik geduldig naar ze, om te begrijpen wat ze nodig hebben en hoe ik ze kan helpen. Mijn intelligentie en enthousiasme voor ICT wil ik graag aan de gemeente overdragen.</text:p>
      <text:p text:style-name="No_20_Spacing"/>
      <text:p text:style-name="No_20_Spacing">Op grond van mijn capaciteiten, opgedaan tijdens mijn studies, denk ik een goede kandidaat te zijn voor deze functies en daarmee een goede aanvulling voor<text:span text:style-name="T1"> de gemeente Enschede.</text:span></text:p>
      <text:p text:style-name="No_20_Spacing"><text:span text:style-name="T1"/></text:p>
      <text:p text:style-name="No_20_Spacing"><text:span text:style-name="T1">Ik heb geen ervaring met Synology, routers en VOIP. Ik leer echter snel en heb zin om ervaringen met deze aspecten van de ICT op te doen.</text:span></text:p>
      <text:p text:style-name="No_20_Spacing"><text:span text:style-name="T1">Ik ben niet in het bezit van een rijbewijs en zal in de nabije toekomst deze ook niet verkrijgen.</text:span></text:p>
      <text:p text:style-name="No_20_Spacing"/>
      <text:p text:style-name="No_20_Spacing">Mijn CV en brief kom ik graag bij u persoonlijk toelichten in een gesprek.</text:p>
      <text:p text:style-name="No_20_Spacing"/>
      <text:p text:style-name="No_20_Spacing">Uw reactie zie ik graag tegemoet.</text:p>
      <text:p text:style-name="No_20_Spacing"/>
      <text:p text:style-name="No_20_Spacing">Met vriendelijke groet,</text:p>
      <text:p text:style-name="No_20_Spacing">Tino Kerkhof</text:p>
      <text:p text:style-name="No_20_Spacing"/>
      <text:p text:style-name="No_20_Spacing">Olieslagweg 127</text:p>
      <text:p text:style-name="No_20_Spacing">7521JA Enschede</text:p>
      <text:p text:style-name="No_20_Spacing"/>
      <text:p text:style-name="No_20_Spacing">Telefoon: 06-57306863</text:p>
      <text:p text:style-name="No_20_Spacing">E-mail: tinokerkhof@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nl" fo:country="NL"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4917in" style:writing-mode="page"/>
      <style:text-properties style:use-window-font-color="true" style:font-name="Calibri" fo:font-size="11pt" fo:language="nl" fo:country="NL"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no Kerkhof</meta:initial-creator>
    <dc:creator>Tino Kerkhof</dc:creator>
    <meta:editing-cycles>2</meta:editing-cycles>
    <meta:creation-date>2019-11-17T13:23:00</meta:creation-date>
    <dc:date>2020-05-11T11:19:24.67</dc:date>
    <meta:editing-duration>PT19S</meta:editing-duration>
    <meta:generator>OpenOffice/4.1.7$Win32 OpenOffice.org_project/417m1$Build-9800</meta:generator>
    <meta:document-statistic meta:table-count="0" meta:image-count="0" meta:object-count="0" meta:page-count="1" meta:paragraph-count="17" meta:word-count="175" meta:character-count="106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